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Courier New" svg:font-family="'Courier New'" style:font-family-generic="modern"/>
    <style:font-face style:name="DejaVu Sans" svg:font-family="'DejaVu Sans'"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HA" style:master-page-name="Standard"/>
    <style:style style:name="P2" style:family="paragraph" style:parent-style-name="BodyNoIndent">
      <style:paragraph-properties fo:line-height="200%"/>
    </style:style>
    <style:style style:name="P3" style:family="paragraph" style:parent-style-name="HC">
      <style:paragraph-properties fo:line-height="200%"/>
    </style:style>
    <style:style style:name="P4" style:family="paragraph" style:parent-style-name="HD">
      <style:paragraph-properties fo:line-height="200%"/>
    </style:style>
    <style:style style:name="P5" style:family="paragraph" style:parent-style-name="UL1">
      <style:paragraph-properties fo:line-height="200%"/>
    </style:style>
    <style:style style:name="P6" style:family="paragraph" style:parent-style-name="UL">
      <style:paragraph-properties fo:line-height="200%"/>
    </style:style>
    <style:style style:name="P7" style:family="paragraph" style:parent-style-name="ULX">
      <style:paragraph-properties fo:line-height="200%"/>
    </style:style>
    <style:style style:name="P8" style:family="paragraph" style:parent-style-name="NoteH">
      <style:paragraph-properties fo:line-height="200%"/>
    </style:style>
    <style:style style:name="P9" style:family="paragraph" style:parent-style-name="NOX">
      <style:paragraph-properties fo:line-height="200%"/>
    </style:style>
    <style:style style:name="P10" style:family="paragraph" style:parent-style-name="HE">
      <style:paragraph-properties fo:line-height="200%"/>
    </style:style>
    <style:style style:name="T1" style:family="text" style:parent-style-name="Comment_20_Reference">
      <style:text-properties fo:color="#000000" fo:font-style="italic" style:font-style-asian="italic"/>
    </style:style>
    <style:style style:name="T2" style:family="text" style:parent-style-name="Comment_20_Reference">
      <style:text-properties fo:color="#000000" fo:font-weight="bold" style:font-weight-asian="bold"/>
    </style:style>
    <style:style style:name="T3" style:family="text" style:parent-style-name="Comment_20_Reference">
      <style:text-properties fo:color="#000000"/>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endix D<text:span text:style-name="T1"><office:annotation><dc:creator>Nancy</dc:creator><dc:date>2006-11-02T00:00:00</dc:date><text:p>CN</text:p></office:annotation></text:span></text:p>
      <text:p text:style-name="HB">Ubuntu Equivalents to Windows Programs<text:span text:style-name="T1"><office:annotation><dc:creator>Nancy</dc:creator><dc:date>2006-11-02T00:00:00</dc:date><text:p>CN</text:p></office:annotation></text:span></text:p>
      <text:p text:style-name="P2">For those of you who are moving to Ubuntu from Windows, often simply knowing which application to use is half the battle. Here is a table showing common Windows applications and their Ubuntu counterparts. Your Windows-using friends shouldn't be completely shut out, so there are some applications for them to use also.</text:p>
      <text:p text:style-name="P3">On the Ubuntu Desktop<text:span text:style-name="T1"><office:annotation><dc:creator>Nancy</dc:creator><dc:date>2006-11-02T00:00:00</dc:date><text:p>HA</text:p></office:annotation></text:span></text:p>
      <text:p text:style-name="P2">Listed below are common Windows applications that already have an equivalent installed on the Ubuntu desktop. There are also some common alternatives listed.</text:p>
      <text:p text:style-name="P4">Word Processing<text:span text:style-name="T2"><office:annotation><dc:creator>Nancy</dc:creator><dc:date>2006-11-02T00:00:00</dc:date><text:p>HB</text:p></office:annotation></text:span></text:p>
      <text:p text:style-name="P5">Windows: Word</text:p>
      <text:p text:style-name="P6">Ubuntu: OpenOffice.org Writer</text:p>
      <text:p text:style-name="P7">Alternatives: Abiword</text:p>
      <text:p text:style-name="P4">Spreadsheet<text:span text:style-name="T2"><office:annotation><dc:creator>Nancy</dc:creator><dc:date>2006-11-02T00:00:00</dc:date><text:p>HB</text:p></office:annotation></text:span></text:p>
      <text:p text:style-name="P5">Windows: Excel</text:p>
      <text:p text:style-name="P6">Ubuntu: OpenOffice.org Calc</text:p>
      <text:p text:style-name="P7">Alternatives: Gnumeric</text:p>
      <text:p text:style-name="P4">Presentation<text:span text:style-name="T2"><office:annotation><dc:creator>Nancy</dc:creator><dc:date>2006-11-02T00:00:00</dc:date><text:p>HB</text:p></office:annotation></text:span></text:p>
      <text:p text:style-name="P5">Windows: PowerPoint</text:p>
      <text:p text:style-name="P7">Ubuntu: OpenOffice.org Impress</text:p>
      <text:p text:style-name="P4">Database<text:span text:style-name="T2"><office:annotation><dc:creator>Nancy</dc:creator><dc:date>2006-11-02T00:00:00</dc:date><text:p>HB</text:p></office:annotation></text:span></text:p>
      <text:p text:style-name="P5">Windows: Access</text:p>
      <text:p text:style-name="P6">Ubuntu: OpenOffice.org Base</text:p>
      <text:p text:style-name="P7">Alternatives: Glom</text:p>
      <text:p text:style-name="P4">Web Browser<text:span text:style-name="T2"><office:annotation><dc:creator>Nancy</dc:creator><dc:date>2006-11-02T00:00:00</dc:date><text:p>HB</text:p></office:annotation></text:span></text:p>
      <text:p text:style-name="P5">Windows: Internet Explorer or Mozilla Firefox</text:p>
      <text:p text:style-name="P6">Ubuntu: Mozilla Firefox</text:p>
      <text:p text:style-name="P7">Alternatives: Epiphany, Mozilla</text:p>
      <text:p text:style-name="P8">Note<text:span text:style-name="T2"><office:annotation><dc:creator>Nancy</dc:creator><dc:date>2006-11-02T00:00:00</dc:date><text:p>NoteH</text:p></office:annotation></text:span></text:p>
      <text:p text:style-name="P9">Mozilla Firefox runs on Windows as well as Linux, allowing you to have the same browsing experience.<text:span text:style-name="T3"><office:annotation><dc:creator>Nancy</dc:creator><dc:date>2006-11-02T00:00:00</dc:date><text:p>NO</text:p></office:annotation></text:span></text:p>
      <text:p text:style-name="P4">E-mail<text:span text:style-name="T2"><office:annotation><dc:creator>Nancy</dc:creator><dc:date>2006-11-02T00:00:00</dc:date><text:p>HB</text:p></office:annotation></text:span></text:p>
      <text:p text:style-name="P5">Windows: Outlook Express, Outlook, or Mozilla Thunderbird</text:p>
      <text:p text:style-name="P6">Ubuntu: Evolution</text:p>
      <text:p text:style-name="P7">Alternatives: Mozilla Thunderbird</text:p>
      <text:p text:style-name="P4">Media Players<text:span text:style-name="T2"><office:annotation><dc:creator>Nancy</dc:creator><dc:date>2006-11-02T00:00:00</dc:date><text:p>HB</text:p></office:annotation></text:span></text:p>
      <text:p text:style-name="P5">Windows: Windows Media Player, iTunes, Winamp</text:p>
      <text:p text:style-name="P6">Ubuntu: Rhythmbox, Totem Movie Player</text:p>
      <text:p text:style-name="P7">Alternatives: Banshee, Muine, Beep Media Player</text:p>
      <text:p text:style-name="P8">Note<text:span text:style-name="T2"><office:annotation><dc:creator>Nancy</dc:creator><dc:date>2006-11-02T00:00:00</dc:date><text:p>NoteH</text:p></office:annotation></text:span></text:p>
      <text:p text:style-name="P9">Due to patent restrictions, Ubuntu cannot install the codecs for some media codecs. Please see Chapter 3 for information on how to do this.<text:span text:style-name="T3"><office:annotation><dc:creator>Nancy</dc:creator><dc:date>2006-11-02T00:00:00</dc:date><text:p>NO</text:p></office:annotation></text:span></text:p>
      <text:p text:style-name="P4">Photo Editor<text:span text:style-name="T2"><office:annotation><dc:creator>Nancy</dc:creator><dc:date>2006-11-02T00:00:00</dc:date><text:p>HB</text:p></office:annotation></text:span></text:p>
      <text:p text:style-name="P5">Windows: Adobe Photoshop or the GIMP</text:p>
      <text:p text:style-name="P7">Ubuntu: The GIMP</text:p>
      <text:p text:style-name="P4">Instant Messaging<text:span text:style-name="T2"><office:annotation><dc:creator>Nancy</dc:creator><dc:date>2006-11-02T00:00:00</dc:date><text:p>HB</text:p></office:annotation></text:span></text:p>
      <text:p text:style-name="P5">Windows: AIM, Yahoo, ICQ, or Gaim</text:p>
      <text:p text:style-name="P7">Ubuntu: Gaim</text:p>
      <text:p text:style-name="P8">Note<text:span text:style-name="T2"><office:annotation><dc:creator>Nancy</dc:creator><dc:date>2006-11-02T00:00:00</dc:date><text:p>NoteH</text:p></office:annotation></text:span></text:p>
      <text:p text:style-name="P9">Gaim can connect to AIM, Yahoo, ICQ, and Google Talk networks<text:span text:style-name="T3"><office:annotation><dc:creator>Nancy</dc:creator><dc:date>2006-11-02T00:00:00</dc:date><text:p>NO</text:p></office:annotation></text:span>.</text:p>
      <text:p text:style-name="P4">Voice Over IP<text:span text:style-name="T2"><office:annotation><dc:creator>Nancy</dc:creator><dc:date>2006-11-02T00:00:00</dc:date><text:p>HB</text:p></office:annotation></text:span></text:p>
      <text:p text:style-name="P5">Windows: Skype or GizmoProject</text:p>
      <text:p text:style-name="P7">Ubuntu: Ekiga Softphone or Skype</text:p>
      <text:p text:style-name="P8">Note<text:span text:style-name="T2"><office:annotation><dc:creator>Nancy</dc:creator><dc:date>2006-11-02T00:00:00</dc:date><text:p>NoteH</text:p></office:annotation></text:span></text:p>
      <text:p text:style-name="P9">Skype uses a proprietary protocol that only Skype can understand. Ekiga uses an open protocol, called SIP, so if you are just starting out with voice over IP, use Ekiga to avoid being tied to one program. Ekiga can also talk H.323, so you can connect with Windows NetMeeting clients as well.<text:span text:style-name="T3"><office:annotation><dc:creator>Nancy</dc:creator><dc:date>2006-11-02T00:00:00</dc:date><text:p>NO</text:p></office:annotation></text:span></text:p>
      <text:p text:style-name="P3">Additional Applications<text:span text:style-name="T1"><office:annotation><dc:creator>Nancy</dc:creator><dc:date>2006-11-02T00:00:00</dc:date><text:p>HA</text:p></office:annotation></text:span></text:p>
      <text:p text:style-name="P2">The Ubuntu desktop does not cater to everybody, so there are some classes of applications that, by default, are not installed. Some of the common ones are listed this section.</text:p>
      <text:p text:style-name="P4">Office and Finance<text:span text:style-name="T2"><office:annotation><dc:creator>Nancy</dc:creator><dc:date>2006-11-02T00:00:00</dc:date><text:p>HB</text:p></office:annotation></text:span></text:p>
      <text:p text:style-name="P10">Personal Accounting<text:span text:style-name="T1"><office:annotation><dc:creator>Nancy</dc:creator><dc:date>2006-11-02T00:00:00</dc:date><text:p>HC</text:p></office:annotation></text:span></text:p>
      <text:p text:style-name="P5">Windows: Quicken, Microsoft Money</text:p>
      <text:p text:style-name="P7">Ubuntu alternatives: Grisbi, Gnucash</text:p>
      <text:p text:style-name="P10">Accounting<text:span text:style-name="T1"><office:annotation><dc:creator>Nancy</dc:creator><dc:date>2006-11-02T00:00:00</dc:date><text:p>HC</text:p></office:annotation></text:span></text:p>
      <text:p text:style-name="P5">Windows: Intuit Quickbooks</text:p>
      <text:p text:style-name="P7">Ubuntu alternative: TurboCASH</text:p>
      <text:p text:style-name="P10">Desktop Publishing<text:span text:style-name="T1"><office:annotation><dc:creator>Nancy</dc:creator><dc:date>2006-11-02T00:00:00</dc:date><text:p>HC</text:p></office:annotation></text:span></text:p>
      <text:p text:style-name="P5">Windows: Microsoft Publisher</text:p>
      <text:p text:style-name="P7">Ubuntu alternatives: Scribus</text:p>
      <text:p text:style-name="P10">Project Management<text:span text:style-name="T1"><office:annotation><dc:creator>Nancy</dc:creator><dc:date>2006-11-02T00:00:00</dc:date><text:p>HC</text:p></office:annotation></text:span></text:p>
      <text:p text:style-name="P5">Windows: Microsoft Project</text:p>
      <text:p text:style-name="P7">Ubuntu alternative: Planner</text:p>
      <text:p text:style-name="P4">Drawing and Modeling<text:span text:style-name="T2"><office:annotation><dc:creator>Nancy</dc:creator><dc:date>2006-11-02T00:00:00</dc:date><text:p>HB</text:p></office:annotation></text:span></text:p>
      <text:p text:style-name="P10">Vector Drawing<text:span text:style-name="T1"><office:annotation><dc:creator>Nancy</dc:creator><dc:date>2006-11-02T00:00:00</dc:date><text:p>HC</text:p></office:annotation></text:span></text:p>
      <text:p text:style-name="P5">Windows: Adobe Illustrator, Inkscape</text:p>
      <text:p text:style-name="P7">Ubuntu alternative: Inkscape</text:p>
      <text:p text:style-name="P10">3D Modeler<text:span text:style-name="T1"><office:annotation><dc:creator>Nancy</dc:creator><dc:date>2006-11-02T00:00:00</dc:date><text:p>HC</text:p></office:annotation></text:span></text:p>
      <text:p text:style-name="P5">Windows: Alias Maya, Blender</text:p>
      <text:p text:style-name="P7">Ubuntu alternative: Blender</text:p>
      <text:p text:style-name="P10">Diagram Editing<text:span text:style-name="T1"><office:annotation><dc:creator>Nancy</dc:creator><dc:date>2006-11-02T00:00:00</dc:date><text:p>HC</text:p></office:annotation></text:span></text:p>
      <text:p text:style-name="P5">Windows: Microsoft Visio</text:p>
      <text:p text:style-name="P7">Ubuntu alternative: Dia</text:p>
      <text:p text:style-name="P4">Games and Edutainment<text:span text:style-name="T2"><office:annotation><dc:creator>Nancy</dc:creator><dc:date>2006-11-02T00:00:00</dc:date><text:p>HB</text:p></office:annotation></text:span></text:p>
      <text:p text:style-name="P10">Planetarium<text:span text:style-name="T1"><office:annotation><dc:creator>Nancy</dc:creator><dc:date>2006-11-02T00:00:00</dc:date><text:p>HC</text:p></office:annotation></text:span></text:p>
      <text:p text:style-name="P5">Windows: Starry Night, Voyager III</text:p>
      <text:p text:style-name="P7">Ubuntu alternative: Stellarium </text:p>
      <text:p text:style-name="P10">Space Simulator<text:span text:style-name="T1"><office:annotation><dc:creator>Nancy</dc:creator><dc:date>2006-11-02T00:00:00</dc:date><text:p>HC</text:p></office:annotation></text:span></text:p>
      <text:p text:style-name="P5">Windows: Orbiter</text:p>
      <text:p text:style-name="P7">Ubuntu alternative: Celestia </text:p>
      <text:p text:style-name="P10">Flight Simulator<text:span text:style-name="T1"><office:annotation><dc:creator>Nancy</dc:creator><dc:date>2006-11-02T00:00:00</dc:date><text:p>HC</text:p></office:annotation></text:span></text:p>
      <text:p text:style-name="P5">Windows: Microsoft Flight Simulator, FlightGear </text:p>
      <text:p text:style-name="P7">Ubuntu alternative: FlightGear </text:p>
      <text:p text:style-name="P10">Typing Tutor<text:span text:style-name="T1"><office:annotation><dc:creator>Nancy</dc:creator><dc:date>2006-11-02T00:00:00</dc:date><text:p>HC</text:p></office:annotation></text:span></text:p>
      <text:p text:style-name="P5">Windows: Mavis Beacon Teachs Typing </text:p>
      <text:p text:style-name="P7">Ubuntu alternatives: Tux Typing, KTo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Courier New" svg:font-family="'Courier New'" style:font-family-generic="modern"/>
    <style:font-face style:name="DejaVu Sans" svg:font-family="'DejaVu Sans'"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 style:font-size-asian="14pt" style:font-name-complex="DejaVu Sans"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CD4" style:family="text" style:parent-style-name="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Appendix D</dc:title>
    <meta:initial-creator>Corey Burger</meta:initial-creator>
    <meta:creation-date>2006-05-22T23:18:00</meta:creation-date>
    <dc:creator>Nancy</dc:creator>
    <dc:date>2006-05-22T23:18:00</dc:date>
    <meta:print-date>2113-01-01T00:00:00</meta:print-date>
    <dc:language>en-US</dc:language>
    <meta:editing-cycles>2</meta:editing-cycles>
    <meta:editing-duration>PT0S</meta:editing-duration>
    <meta:user-defined meta:name="Info 1"/>
    <meta:user-defined meta:name="Info 2"/>
    <meta:user-defined meta:name="Info 3"/>
    <meta:user-defined meta:name="Info 4"/>
    <meta:document-statistic meta:table-count="0" meta:image-count="0" meta:object-count="0" meta:page-count="6" meta:paragraph-count="87" meta:word-count="445" meta:character-count="3113"/>
  </office:meta>
</office:document-meta>
</file>